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0b6" officeooo:paragraph-rsid="000c20b6"/>
    </style:style>
    <style:style style:name="P2" style:family="paragraph" style:parent-style-name="Standard">
      <style:text-properties fo:font-weight="bold" officeooo:rsid="000c20b6" officeooo:paragraph-rsid="000c20b6" style:font-weight-asian="bold" style:font-weight-complex="bold"/>
    </style:style>
    <style:style style:name="P3" style:family="paragraph" style:parent-style-name="Standard">
      <style:text-properties fo:font-weight="normal" officeooo:rsid="000c20b6" officeooo:paragraph-rsid="000c20b6" style:font-weight-asian="normal" style:font-weight-complex="normal"/>
    </style:style>
    <style:style style:name="P4" style:family="paragraph" style:parent-style-name="Standard">
      <style:text-properties officeooo:rsid="00106ae9" officeooo:paragraph-rsid="00106ae9"/>
    </style:style>
    <style:style style:name="P5" style:family="paragraph" style:parent-style-name="Standard">
      <style:text-properties officeooo:rsid="00125ffa" officeooo:paragraph-rsid="000c20b6"/>
    </style:style>
    <style:style style:name="P6" style:family="paragraph" style:parent-style-name="Standard" style:list-style-name="L1">
      <style:text-properties officeooo:rsid="000c20b6" officeooo:paragraph-rsid="000c20b6"/>
    </style:style>
    <style:style style:name="P7" style:family="paragraph" style:parent-style-name="Standard" style:list-style-name="L2">
      <style:text-properties officeooo:rsid="000c20b6" officeooo:paragraph-rsid="000c20b6"/>
    </style:style>
    <style:style style:name="P8" style:family="paragraph" style:parent-style-name="Standard">
      <style:text-properties fo:font-weight="bold" officeooo:rsid="000c20b6" officeooo:paragraph-rsid="000c20b6" style:font-weight-asian="bold" style:font-weight-complex="bold"/>
    </style:style>
    <style:style style:name="T1" style:family="text">
      <style:text-properties officeooo:rsid="00106a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/>FRONT -END </text:p>
      <text:p text:style-name="P2"/>
      <text:p text:style-name="P2">Public Subnets</text:p>
      <text:p text:style-name="P2"/>
      <text:p text:style-name="P3">HA to EC2 Instances usin AutoSaling Groups</text:p>
      <text:p text:style-name="P3"/>
      <text:list xml:id="list2576846693" text:style-name="L1">
        <text:list-item>
          <text:p text:style-name="P6">ALB</text:p>
        </text:list-item>
        <text:list-item>
          <text:p text:style-name="P6">AutoEScaling Groups</text:p>
        </text:list-item>
        <text:list-item>
          <text:p text:style-name="P6">Route 53 <text:s/><text:span text:style-name="T1">(The healt checks provide a basic level of redirecting DNS resolutions to the web page of Front end of the system Billing.</text:span></text:p>
        </text:list-item>
      </text:list>
      <text:p text:style-name="P4"/>
      <text:p text:style-name="P1"/>
      <text:p text:style-name="P1"/>
      <text:p text:style-name="P2">BACKEND </text:p>
      <text:p text:style-name="P1"/>
      <text:p text:style-name="P1"/>
      <text:p text:style-name="P2">Private Subnets</text:p>
      <text:p text:style-name="P1"/>
      <text:p text:style-name="P1">HA to BD Using Amazon RDS managed service <text:s/></text:p>
      <text:p text:style-name="P1"/>
      <text:p text:style-name="P1"/>
      <text:p text:style-name="P1">Features</text:p>
      <text:p text:style-name="P1"/>
      <text:list xml:id="list2284705878" text:style-name="L2">
        <text:list-item>
          <text:p text:style-name="P7">Multi-AZ option With Synchronous replication </text:p>
        </text:list-item>
        <text:list-item>
          <text:p text:style-name="P7">Automatic failover for Multi-AZ option</text:p>
        </text:list-item>
        <text:list-item>
          <text:p text:style-name="P7">Read Replicas option for read heavy worloads</text:p>
        </text:list-item>
      </text:list>
      <text:p text:style-name="P1"/>
      <text:p text:style-name="P1"/>
      <text:p text:style-name="P2"/>
      <text:p text:style-name="P1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0:28:55.310880795</meta:creation-date>
    <meta:generator>LibreOffice/6.0.7.3$Linux_X86_64 LibreOffice_project/00m0$Build-3</meta:generator>
    <dc:date>2022-02-21T22:01:05.789637495</dc:date>
    <meta:editing-duration>PT52M53S</meta:editing-duration>
    <meta:editing-cycles>3</meta:editing-cycles>
    <meta:document-statistic meta:table-count="0" meta:image-count="0" meta:object-count="0" meta:page-count="1" meta:paragraph-count="13" meta:word-count="73" meta:character-count="429" meta:non-whitespace-character-count="368"/>
  </office:meta>
</office:document-meta>
</file>